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07c1a" officeooo:paragraph-rsid="00007c1a"/>
    </style:style>
    <style:style style:name="P2" style:family="paragraph" style:parent-style-name="Standard">
      <style:text-properties officeooo:rsid="00012407" officeooo:paragraph-rsid="00012407"/>
    </style:style>
    <style:style style:name="P3" style:family="paragraph" style:parent-style-name="Standard">
      <style:text-properties officeooo:rsid="0002dfcc" officeooo:paragraph-rsid="0004d254"/>
    </style:style>
    <style:style style:name="P4" style:family="paragraph" style:parent-style-name="Standard">
      <style:text-properties officeooo:rsid="0004d254" officeooo:paragraph-rsid="0004d254"/>
    </style:style>
    <style:style style:name="P5" style:family="paragraph" style:parent-style-name="Standard">
      <style:text-properties officeooo:rsid="0006cc86" officeooo:paragraph-rsid="0006cc86"/>
    </style:style>
    <style:style style:name="P6" style:family="paragraph" style:parent-style-name="Standard">
      <style:text-properties officeooo:rsid="00091f62" officeooo:paragraph-rsid="00091f62"/>
    </style:style>
    <style:style style:name="P7" style:family="paragraph" style:parent-style-name="Standard">
      <style:text-properties officeooo:rsid="000965a8" officeooo:paragraph-rsid="000965a8"/>
    </style:style>
    <style:style style:name="P8" style:family="paragraph" style:parent-style-name="Standard">
      <style:text-properties officeooo:rsid="000a127e" officeooo:paragraph-rsid="000a127e"/>
    </style:style>
    <style:style style:name="P9" style:family="paragraph" style:parent-style-name="Standard">
      <style:text-properties officeooo:rsid="000c8004" officeooo:paragraph-rsid="000c8004"/>
    </style:style>
    <style:style style:name="P10" style:family="paragraph" style:parent-style-name="Standard">
      <style:text-properties officeooo:rsid="000cdbbb" officeooo:paragraph-rsid="000c8004"/>
    </style:style>
    <style:style style:name="P11" style:family="paragraph" style:parent-style-name="Standard">
      <style:text-properties officeooo:rsid="000cdbbb" officeooo:paragraph-rsid="000cdbbb"/>
    </style:style>
    <style:style style:name="P12" style:family="paragraph" style:parent-style-name="Standard">
      <style:text-properties officeooo:rsid="000e4bb3" officeooo:paragraph-rsid="000e4bb3"/>
    </style:style>
    <style:style style:name="P13" style:family="paragraph" style:parent-style-name="Standard">
      <style:text-properties officeooo:rsid="000f94a6" officeooo:paragraph-rsid="000f94a6"/>
    </style:style>
    <style:style style:name="P14" style:family="paragraph" style:parent-style-name="Standard">
      <style:text-properties officeooo:rsid="00124541" officeooo:paragraph-rsid="00124541"/>
    </style:style>
    <style:style style:name="P15" style:family="paragraph" style:parent-style-name="Standard">
      <style:text-properties officeooo:rsid="00125394" officeooo:paragraph-rsid="00125394"/>
    </style:style>
    <style:style style:name="P16" style:family="paragraph" style:parent-style-name="Standard">
      <style:text-properties officeooo:rsid="0014238c" officeooo:paragraph-rsid="0014238c"/>
    </style:style>
    <style:style style:name="T1" style:family="text">
      <style:text-properties officeooo:rsid="0002dfcc"/>
    </style:style>
    <style:style style:name="T2" style:family="text">
      <style:text-properties officeooo:rsid="0006cc86"/>
    </style:style>
    <style:style style:name="T3" style:family="text">
      <style:text-properties officeooo:rsid="000a2a3a"/>
    </style:style>
    <style:style style:name="T4" style:family="text">
      <style:text-properties officeooo:rsid="000b8cf0"/>
    </style:style>
    <style:style style:name="T5" style:family="text">
      <style:text-properties officeooo:rsid="000c8004"/>
    </style:style>
    <style:style style:name="T6" style:family="text">
      <style:text-properties officeooo:rsid="00104bbd"/>
    </style:style>
    <style:style style:name="T7" style:family="text">
      <style:text-properties officeooo:rsid="00125394"/>
    </style:style>
    <style:style style:name="T8" style:family="text">
      <style:text-properties officeooo:rsid="0015bb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1)</text:p>
      <text:p text:style-name="P1">a) Describe the algorithms basic idea.</text:p>
      <text:p text:style-name="P1"/>
      <text:p text:style-name="P2">First, two hash sets are created. One to collect all minimal unique column combinations, and one for the last pass of the following algorithm. <text:span text:style-name="T1">As an initialization step, all single columns are checked for uinqueness. If they are unique they are added to the result. If not, they are added to the last pass to mark that they need to be combined with other columns to be tested for uniqueness.</text:span></text:p>
      <text:p text:style-name="P2"/>
      <text:p text:style-name="P3">For the next part of the agorithm, the lastpass hashset contains all column combinations that are not unique on their own but could become so if combined with other columns.</text:p>
      <text:p text:style-name="P4">Now, we iterate over every column combination in lastpass and and every single column, in order to test whether they become a unique column combination if combined. <text:span text:style-name="T2">If the column is already contained in the combination, no new combination is formed so it is skipped. However, in every pass, a combination can be formed multiple times because the order of the columns does not make a difference. Therefore, a check whether this new combination has been tested already, is necessary. In order to do that, we keep a list of new combinations that have been generated in the current pass. </text:span></text:p>
      <text:p text:style-name="P4"/>
      <text:p text:style-name="P5">In order to only collect minimal unique column combinations, we have to test whether a known unique column combination is a subset of the combination to be tested. If so, this combination can not be minimal anymore and is therefore skipped.</text:p>
      <text:p text:style-name="P5"/>
      <text:p text:style-name="P5">Only if a combination passes these test, we perform a test on the data to determine the uniqueness. If the combination is in fact unique, it must be in fact a minimal unique column combination and is therefore added to the output.</text:p>
      <text:p text:style-name="P4"/>
      <text:p text:style-name="P6">In order to test the uniqueness of a column combination, the data tuples are inserted into a hashset. We iterate through every subrow in the data and if the subrow is already contained in the hashset, we know that the values are present at lest twice in the data so that the column combination can no be unique. If no duplicates are found, the combination is unique.</text:p>
      <text:p text:style-name="P6"/>
      <text:p text:style-name="P7">b) <text:span text:style-name="T5">If you used an algorithm from literature, provide a reference to the according publication.</text:span></text:p>
      <text:p text:style-name="P7"/>
      <text:p text:style-name="P7">We did not use an approach from literature. However, our approach is similar to apriori algorithms.</text:p>
      <text:p text:style-name="P7"/>
      <text:p text:style-name="P7">c) <text:span text:style-name="T5">Provide one or two arguments why it is or could be better than related algorithms.</text:span></text:p>
      <text:p text:style-name="P7"/>
      <text:p text:style-name="P7">The benefit of our approach is that if a minimal unique combination is detected, all the supersets of the combination can be eliminated in the process so that computation time is saved.</text:p>
      <text:p text:style-name="P8"/>
      <text:p text:style-name="P8">d) <text:span text:style-name="T5">If your algorithm implements an adption of optimization of existing approaches, describe these briefly.</text:span></text:p>
      <text:p text:style-name="P8"/>
      <text:p text:style-name="P8"><text:span text:style-name="T3">W</text:span>hen one <text:span text:style-name="T3">specific </text:span>value is null we dont insert it into the hash set <text:span text:style-name="T3">during the uniqueness test phase.</text:span> <text:span text:style-name="T3">Because of this, </text:span>our approach is optimized for the null unequals null assumption. A value that is null will evaluate to unequal to every other value. Therefore, the uniqueness of the column only depends on the non-null-values. <text:span text:style-name="T4">By not inserting the subrow into the hashset, we save comparison time.</text:span></text:p>
      <text:p text:style-name="P8"/>
      <text:p text:style-name="P9">(2)</text:p>
      <text:p text:style-name="P9">a) How many unique column combinations did your algorithm find on the provided datasets?</text:p>
      <text:p text:style-name="P10"/>
      <text:p text:style-name="P12">Planets:</text:p>
      <text:p text:style-name="P12">7</text:p>
      <text:p text:style-name="P12"><text:soft-page-break/>ncvoter 1k:</text:p>
      <text:p text:style-name="P12">112</text:p>
      <text:p text:style-name="P10"/>
      <text:p text:style-name="P11">ncvoter:</text:p>
      <text:p text:style-name="P12">crashing after 11 minutes.</text:p>
      <text:p text:style-name="P12"/>
      <text:p text:style-name="P13">b) How long did it take?</text:p>
      <text:p text:style-name="P13"/>
      <text:p text:style-name="P13">Used hardware: 2,6 Ghz Intel Core i7, 16GB DDR 3, <text:span text:style-name="T6">Mac OS</text:span></text:p>
      <text:p text:style-name="P13"/>
      <text:p text:style-name="P13">Planets:</text:p>
      <text:p text:style-name="P13">11 ms</text:p>
      <text:p text:style-name="P13"/>
      <text:p text:style-name="P13">ncvoter 1k:</text:p>
      <text:p text:style-name="P13">37 s</text:p>
      <text:p text:style-name="P13"/>
      <text:p text:style-name="P13">ncvoter:</text:p>
      <text:p text:style-name="P13">Crash after 11 minutes.</text:p>
      <text:p text:style-name="P13"/>
      <text:p text:style-name="P14">c) Did you discover any limitations of your approach?</text:p>
      <text:p text:style-name="P14"/>
      <text:p text:style-name="P14">Our approach is heavily limited by memory. <text:span text:style-name="T7">The hashset that contains every possible column combination for a specific level gets very big very easily and therefore exceeds the available memory on big datasets.s</text:span></text:p>
      <text:p text:style-name="P14"/>
      <text:p text:style-name="P15">d) What is the conecptual difference between NULL != NULL and NULL = NULL and how does the choice influence the performance of your algorithm.</text:p>
      <text:p text:style-name="P15"/>
      <text:p text:style-name="P16">NULL != NULL means that if null values are detected in a column, the column can still be found to be unique because the uniqueness only depends on the non null values. <text:span text:style-name="T8">Therefore, if NULL = NULL <text:s/>is assumed and there are at least two null values found, we could instantly stop the test as the column is already non unique. Because of this, NULL != NULL means there are more potential unique column combinations and therefore more tests need to be performed which affects the performance negative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6M9S</meta:editing-duration>
    <meta:editing-cycles>22</meta:editing-cycles>
    <meta:generator>LibreOffice/5.2.5.1$Windows_x86 LibreOffice_project/0312e1a284a7d50ca85a365c316c7abbf20a4d22</meta:generator>
    <dc:date>2017-05-16T15:07:19.698000000</dc:date>
    <meta:document-statistic meta:table-count="0" meta:image-count="0" meta:object-count="0" meta:page-count="2" meta:paragraph-count="34" meta:word-count="729" meta:character-count="4182" meta:non-whitespace-character-count="3485"/>
    <meta:user-defined meta:name="Info 1"/>
    <meta:user-defined meta:name="Info 2"/>
    <meta:user-defined meta:name="Info 3"/>
    <meta:user-defined meta:name="Info 4"/>
  </office:meta>
</office:document-meta>
</file>